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85a7c" style:font-size-asian="14pt" style:font-size-complex="14pt"/>
    </style:style>
    <style:style style:name="P3" style:family="paragraph" style:parent-style-name="Standard">
      <style:text-properties fo:font-size="14pt" fo:font-weight="bold" officeooo:rsid="00199d17" officeooo:paragraph-rsid="00199d1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9d17" officeooo:paragraph-rsid="0024cdf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99d17" officeooo:paragraph-rsid="002cf6c0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998c0" officeooo:paragraph-rsid="002998c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officeooo:rsid="002998c0" officeooo:paragraph-rsid="002998c0" style:font-size-asian="17.5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9d1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a3a8" style:font-weight-asian="normal" style:font-weight-complex="normal"/>
    </style:style>
    <style:style style:name="T5" style:family="text">
      <style:text-properties fo:font-weight="normal" officeooo:rsid="001d369e" style:font-weight-asian="normal" style:font-weight-complex="normal"/>
    </style:style>
    <style:style style:name="T6" style:family="text">
      <style:text-properties fo:font-weight="normal" officeooo:rsid="001ed2f4" style:font-weight-asian="normal" style:font-weight-complex="normal"/>
    </style:style>
    <style:style style:name="T7" style:family="text">
      <style:text-properties fo:font-weight="normal" officeooo:rsid="001fdd0f" style:font-weight-asian="normal" style:font-weight-complex="normal"/>
    </style:style>
    <style:style style:name="T8" style:family="text">
      <style:text-properties fo:font-weight="normal" officeooo:rsid="00219bed" style:font-weight-asian="normal" style:font-weight-complex="normal"/>
    </style:style>
    <style:style style:name="T9" style:family="text">
      <style:text-properties fo:font-weight="normal" officeooo:rsid="00185a7c" style:font-weight-asian="normal" style:font-weight-complex="normal"/>
    </style:style>
    <style:style style:name="T10" style:family="text">
      <style:text-properties fo:font-weight="normal" officeooo:rsid="00274662" style:font-weight-asian="normal" style:font-weight-complex="normal"/>
    </style:style>
    <style:style style:name="T11" style:family="text">
      <style:text-properties fo:font-weight="normal" officeooo:rsid="00291543" style:font-weight-asian="normal" style:font-weight-complex="normal"/>
    </style:style>
    <style:style style:name="T12" style:family="text">
      <style:text-properties fo:font-weight="normal" officeooo:rsid="002cf6c0" style:font-weight-asian="normal" style:font-weight-complex="normal"/>
    </style:style>
    <style:style style:name="T13" style:family="text">
      <style:text-properties fo:font-weight="normal" officeooo:rsid="002e90dc" style:font-weight-asian="normal" style:font-weight-complex="normal"/>
    </style:style>
    <style:style style:name="T14" style:family="text">
      <style:text-properties officeooo:rsid="001ed2f4"/>
    </style:style>
    <style:style style:name="T15" style:family="text">
      <style:text-properties officeooo:rsid="0026afaa"/>
    </style:style>
    <style:style style:name="T16" style:family="text">
      <style:text-properties officeooo:rsid="002998c0"/>
    </style:style>
    <style:style style:name="T17" style:family="text">
      <style:text-properties officeooo:rsid="002cf6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armonogram prac</text:p>
      <text:p text:style-name="P7">Kamienie milowe</text:p>
      <text:p text:style-name="P1"/>
      <text:p text:style-name="P1"/>
      <text:p text:style-name="P2"><text:span text:style-name="T1">25.04</text:span> – <text:span text:style-name="T15">dodanie logowania z szyfrowaniem,</text:span></text:p>
      <text:p text:style-name="P2"><text:tab/><text:span text:style-name="T2">poprawienie wyglądu wyświetlanych informacji,</text:span></text:p>
      <text:p text:style-name="P2"><text:tab/><text:span text:style-name="T2">dodanie przydatnych skrótów (odnośników na stronach, "wróć", "zaloguj" itd.)</text:span></text:p>
      <text:p text:style-name="P2"/>
      <text:p text:style-name="P2"/>
      <text:p text:style-name="P4"><text:span text:style-name="T16">10</text:span>.05 – <text:span text:style-name="T9">dodanie funkcjonalności resetu hasła:</text:span></text:p>
      <text:p text:style-name="P4"><text:span text:style-name="T9"><text:tab/>*</text:span><text:span text:style-name="T10">przesył nowego na zdefiniowanego wcześniej maila</text:span></text:p>
      <text:p text:style-name="P4"><text:span text:style-name="T4"><text:tab/>poprawienie wyglądu szablonów do wpisywania,</text:span></text:p>
      <text:p text:style-name="P3"><text:span text:style-name="T4"><text:tab/></text:span><text:span text:style-name="T5">wyświetlanie informacji w sposób jaki zadeklarował użytkownik:</text:span></text:p>
      <text:p text:style-name="P3"><text:span text:style-name="T5"><text:tab/><text:tab/></text:span><text:span text:style-name="T6">- tabelka</text:span></text:p>
      <text:p text:style-name="P5"><text:span text:style-name="T6"><text:tab/><text:tab/>- plik </text:span><text:span text:style-name="T7">do pobrania / </text:span><text:span text:style-name="T11">możliwość prostego skopiowania?</text:span><text:span text:style-name="T6"><text:line-break/> <text:tab/><text:tab/></text:span><text:span text:style-name="T8">- rozszerzenie wyświetlanych informacji (wydział itp)</text:span></text:p>
      <text:p text:style-name="P5"><text:span text:style-name="T8"><text:tab/></text:span><text:span text:style-name="T12">wstępne testy<text:line-break/><text:tab/></text:span><text:span text:style-name="T8"><text:line-break/></text:span></text:p>
      <text:p text:style-name="P6"><text:span text:style-name="T14">1</text:span>7.05 – <text:span text:style-name="T12">końcowa dokumentacja,</text:span></text:p>
      <text:p text:style-name="P6"><text:span text:style-name="T12"><text:tab/>dokumentacja dla użytkownika,</text:span></text:p>
      <text:p text:style-name="P6"><text:span text:style-name="T12"><text:tab/></text:span><text:span text:style-name="T13">ciąg dalszy testów</text:span></text:p>
      <text:p text:style-name="P6"><text:span text:style-name="T1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9S</meta:editing-duration>
    <meta:editing-cycles>19</meta:editing-cycles>
    <meta:generator>LibreOffice/5.3.4.2$Windows_X86_64 LibreOffice_project/f82d347ccc0be322489bf7da61d7e4ad13fe2ff3</meta:generator>
    <dc:date>2018-04-18T23:17:34.784000000</dc:date>
    <meta:document-statistic meta:table-count="0" meta:image-count="0" meta:object-count="0" meta:page-count="1" meta:paragraph-count="16" meta:word-count="72" meta:character-count="616" meta:non-whitespace-character-count="537"/>
    <meta:user-defined meta:name="Info 1"/>
    <meta:user-defined meta:name="Info 2"/>
    <meta:user-defined meta:name="Info 3"/>
    <meta:user-defined meta:name="Info 4"/>
  </office:meta>
</office:document-meta>
</file>